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d6c17" officeooo:paragraph-rsid="000d6c17"/>
    </style:style>
    <style:style style:name="P2" style:family="paragraph" style:parent-style-name="Standard">
      <style:text-properties style:font-name="Calibri" officeooo:rsid="000f3245" officeooo:paragraph-rsid="000f3245"/>
    </style:style>
    <style:style style:name="P3" style:family="paragraph" style:parent-style-name="Standard" style:list-style-name="L1">
      <style:text-properties style:font-name="Calibri" officeooo:rsid="000d6c17" officeooo:paragraph-rsid="000d6c17"/>
    </style:style>
    <style:style style:name="P4" style:family="paragraph" style:parent-style-name="Standard" style:list-style-name="L2">
      <style:text-properties style:font-name="Calibri" officeooo:rsid="000d6c17" officeooo:paragraph-rsid="000d6c17"/>
    </style:style>
    <style:style style:name="P5" style:family="paragraph" style:parent-style-name="Standard" style:list-style-name="L1">
      <style:text-properties style:font-name="Calibri" officeooo:rsid="000f3245" officeooo:paragraph-rsid="000f3245"/>
    </style:style>
    <style:style style:name="P6" style:family="paragraph" style:parent-style-name="Standard" style:list-style-name="L1">
      <style:text-properties style:font-name="Calibri" officeooo:rsid="0010f6b7" officeooo:paragraph-rsid="0010f6b7"/>
    </style:style>
    <style:style style:name="P7" style:family="paragraph" style:parent-style-name="Standard" style:list-style-name="L1">
      <style:text-properties style:font-name="Calibri" officeooo:rsid="0011b800" officeooo:paragraph-rsid="0011b800"/>
    </style:style>
    <style:style style:name="P8" style:family="paragraph" style:parent-style-name="Standard" style:list-style-name="L1">
      <style:text-properties style:font-name="Calibri" officeooo:rsid="00126aed" officeooo:paragraph-rsid="00126aed"/>
    </style:style>
    <style:style style:name="P9" style:family="paragraph" style:parent-style-name="Standard" style:list-style-name="L1">
      <style:text-properties style:font-name="Calibri" officeooo:rsid="00132894" officeooo:paragraph-rsid="00132894"/>
    </style:style>
    <style:style style:name="P10" style:family="paragraph" style:parent-style-name="Standard" style:list-style-name="L1">
      <style:text-properties style:font-name="Calibri" officeooo:rsid="00137e77" officeooo:paragraph-rsid="00137e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dcore Brain Wash Extreme Terror Game</text:p>
      <text:p text:style-name="P1"/>
      <text:list xml:id="list5923884936395102400" text:style-name="L1">
        <text:list-item>
          <text:p text:style-name="P3">System hat alle leute dumm gemacht mit den unten genannten sachen. Leute Sabbern, Meeh</text:p>
        </text:list-item>
        <text:list-item>
          <text:p text:style-name="P5">TV geht kaputt</text:p>
        </text:list-item>
        <text:list-item>
          <text:p text:style-name="P6">Muss achten dass sein kopf nicht explodiert → Zu viel TV schauen, Schlechte News lesen, Smartphonekaholic, Internet, Malls</text:p>
        </text:list-item>
        <text:list-item>
          <text:p text:style-name="P7">Rechte und linke hirnhälfte bzw hirnteile reagieren..</text:p>
        </text:list-item>
        <text:list-item>
          <text:p text:style-name="P8">Es gibt irgendein weg zu cheaten indem man „Im stupid“ eingibt und wieder leben bekommt. Wer cheatet bekommt keine erfolge</text:p>
        </text:list-item>
        <text:list-item>
          <text:p text:style-name="P9">Der virus/fluch ist geld (green)</text:p>
        </text:list-item>
        <text:list-item>
          <text:p text:style-name="P10">Top Down und 2D modes</text:p>
        </text:list-item>
      </text:list>
      <text:p text:style-name="P1"/>
      <text:p text:style-name="P1"/>
      <text:p text:style-name="P1"/>
      <text:list xml:id="list175358901583784" text:continue-numbering="true" text:style-name="L1">
        <text:list-item>
          <text:p text:style-name="P3">Hirnwellenpolizei</text:p>
        </text:list-item>
      </text:list>
      <text:p text:style-name="P1">Tarnen mit alkohol</text:p>
      <text:p text:style-name="P1">Dummstellen</text:p>
      <text:p text:style-name="P1">Auffälligkeit</text:p>
      <text:p text:style-name="P1"/>
      <text:p text:style-name="P1">Ende</text:p>
      <text:list xml:id="list5225769061882588347" text:style-name="L2">
        <text:list-item>
          <text:p text:style-name="P4">Schlauster Mensch der Welt</text:p>
        </text:list-item>
        <text:list-item>
          <text:p text:style-name="P4">Opfert sich mit dem Hinternverteiler, damit alle leute wieder schlau werden</text:p>
        </text:list-item>
        <text:list-item>
          <text:p text:style-name="P4">Endboss ist TVMan</text:p>
        </text:list-item>
      </text:list>
      <text:p text:style-name="P1"/>
      <text:p text:style-name="P1"/>
      <text:p text:style-name="P1">Was macht dumm?</text:p>
      <text:p text:style-name="P1"/>
      <text:p text:style-name="P1">TV</text:p>
      <text:p text:style-name="P1">POP (Britney Spears)</text:p>
      <text:p text:style-name="P1">Kirche</text:p>
      <text:p text:style-name="P1">Handy</text:p>
      <text:p text:style-name="P1">Arbeit</text:p>
      <text:p text:style-name="P2">spam</text:p>
      <text:p text:style-name="P2"/>
      <text:p text:style-name="P2">Alle leute haben ihr hand vorm gesich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9:43:57.959000000</meta:creation-date>
    <dc:date>2016-11-15T17:53:57.048000000</dc:date>
    <meta:editing-duration>PT7H28M14S</meta:editing-duration>
    <meta:editing-cycles>6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24" meta:word-count="132" meta:character-count="777" meta:non-whitespace-character-count="680"/>
  </office:meta>
</office:document-meta>
</file>